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"/>
    <style:font-face style:name="Arial" svg:font-family="Arial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uts "put string" prints a string, number, variable with a new line (can also carriage-return blank).</text:p>
      <text:p text:style-name="Standard">print does the same thing except there's no carriage-return.</text:p>
      <text:p text:style-name="Standard">"" double quotes, used when there's string interpolation.</text:p>
      <text:p text:style-name="Standard">'' single quotes only when there's plain text (no interpolation).</text:p>
      <text:p text:style-name="Standard"># hash/octothorpe for creating a single line of commented out text (won't show in code). can also temporarily disable code; can also appear on same line of code at its end for instruction or advisories.</text:p>
      <text:p text:style-name="Standard">=begin (press return) =end same thing for blocks of commented-out text.</text:p>
      <text:p text:style-name="Standard">.to_s converts to a string.</text:p>
      <text:p text:style-name="Standard">.reverse reverses any string or number.</text:p>
      <text:p text:style-name="Standard"/>
      <text:p text:style-name="Standard">MATHS:</text:p>
      <text:p text:style-name="Standard">+ will add integers (whole numbers) and floating point 2.00 numbers, can also add two separate strings (concatenate).</text:p>
      <text:p text:style-name="Standard">- subtracts integers and floats</text:p>
      <text:p text:style-name="Standard">* multiplies them.</text:p>
      <text:p text:style-name="Standard">/ divides them.</text:p>
      <text:p text:style-name="Standard">[1, 2, 3] is an array or list of items in sequential order starting with 0 then 1, 2, 3... can be strings, numbers and combinations of same including variables.</text:p>
      <text:p text:style-name="Standard">More MATHS symbols: &gt; is greater than. <text:s/>&lt; is lesser than. <text:s/>&gt;= greater than or equal to. <text:s/>&lt;= less than or equal to.</text:p>
      <text:p text:style-name="Standard">% is modulo. <text:s/>What's 'left over' after a calc. <text:s/>2 % 5 = 1.</text:p>
      <text:p text:style-name="Standard"/>
      <text:p text:style-name="Standard">VARIABLES:</text:p>
      <text:p text:style-name="Standard">variable points to something, like maths, strings, arrays, hashes.</text:p>
      <text:p text:style-name="Standard">.length counts the length of a thing (usually strings) in characters.</text:p>
      <text:p text:style-name="Standard">'this won\'t run, or will it?' backslash is escape key so the single quote won\'t end the string early and cause an error.</text:p>
      <text:p text:style-name="Standard">"this won't run" but it will as the double quotes tell ruby there\'s a thing to be read and acted upon within the string.</text:p>
      <text:p text:style-name="Standard">"what is 21 - 5 #{21 - 5}?" #{} tells ruby there is MATHS or a calculation to be acted on within a string (interpolation) and the results returned within the string. <text:s/>Single quotes will cause an error as they only print a string with no calculations performed.</text:p>
      <text:p text:style-name="Standard">Variables 'point' to a thing using '='. Known as an assignment operator.</text:p>
      <text:p text:style-name="Standard">Variables can also be PEMDAS'd with each other once they point to a number or an object containing a number (arrays, hashes, other variables, symbols).</text:p>
      <text:p text:style-name="Standard">Variables can also point to strings, be joined with other strings using 'concatenation'.</text:p>
      <text:p text:style-name="Standard"/>
      <text:p text:style-name="Standard">% is also used in a format string where % determines the values are supplied in the same sequence as the formatting codes %{} in the format string (ex8).</text:p>
      <text:p text:style-name="Standard"/>
      <text:p text:style-name="Standard">\ escape character, performs actions on a string without printing or outputting to the screen. <text:s/>\n = newline, \t = tab, \\ = single backslash</text:p>
      <text:p text:style-name="Standard"/>
      <text:p text:style-name="Standard">%q behaves like a single quote string (no character escaping or interpolation) %Q behaves like its double quote cousin.</text:p>
      <text:p text:style-name="Standard"/>
      <text:p text:style-name="Standard">""" on first line and again on the last enables writing a block of text """</text:p>
      <text:p text:style-name="Standard"/>
      <text:p text:style-name="Standard">INPUT:</text:p>
      <text:p text:style-name="Standard">gets.chomp asks for input from the user before proceeding '.to_s' converts to a string, '.to_i' to an integer and '.to_f' to a flaoting point number.</text:p>
      <text:p text:style-name="Standard"/>
      <text:p text:style-name="Standard">ARGV is the 'argument variable' found in many languages that 'holds' whatever you pass into it and then allows one or more variables to point to it. <text:s/>Kinda like parameters in method definitions.</text:p>
      <text:p text:style-name="Standard">$stdin is 'standard input'used with kernel#gets (.gets) as ARGV and #gets don't work well together so $stdin is more explicit. <text:s/>ARGV can take in files and text where $stdin takes in just text..</text:p>
      <text:p text:style-name="Standard"/>
      <text:p text:style-name="Standard">.first when applied to ARGV takes in only the very first item passed into it, even f there's a 100 typed in. <text:s/>A character '&gt; ' can be used as a prompt.</text:p>
      <text:p text:style-name="Standard"/>
      <text:p text:style-name="Standard">open() is a method that has two main functions: 1- opens a file and 2- assigns an object to that filename i.e. File.open and File.new. <text:s/>Another difference is File.open can be associated with a block unlike File.new. <text:s/>In the parentheses, a 'w' tells open() you're going to write to the file. variable.write() with strings and str <text:soft-page-break/>interpolation #{} places the physical text into the object. <text:s/>then variable.close closes the still-open file.</text:p>
      <text:p text:style-name="Standard"/>
      <text:p text:style-name="Standard">'read' is a method called on any variable pointing to an open()'ed file. <text:s/>It returns the contents of the opened file as a string.</text:p>
      <text:p text:style-name="Standard"/>
      <text:p text:style-name="Standard">File.exist?() checks if a file exists; returns true if yes, false if no.</text:p>
      <text:p text:style-name="Standard"/>
      <text:p text:style-name="Standard">.truncate() truncates a given text after a given length if text is longer than length. <text:s/>.slice() is usually recommended though.</text:p>
      <text:p text:style-name="Standard"/>
      <text:p text:style-name="Standard">*args creates a list of arguments, allows for multiple args at once.</text:p>
      <text:p text:style-name="Standard"/>
      <text:p text:style-name="Standard">def..end defines a function; usually referred to as a method as it defines or 'instantiates' an instance method.</text:p>
      <text:p text:style-name="Standard"/>
      <text:p text:style-name="Standard">.seek(0) goes to a given position (as integer) in a stream or file.</text:p>
      <text:p text:style-name="Standard"/>
      <text:p text:style-name="Standard">+= is an incrementer operator. <text:s/>Short way of adding a number to something so's you are always increasing the number by that amount. <text:s/>You would also set a limit like &gt;= 'greater than or equal to'</text:p>
      <text:p text:style-name="Standard"/>
      <text:p text:style-name="Standard">return is a keyword that says: 'must add or subtract or whatnot AND return or show the answer/result', "puts" just prints what you type, it doesn't figure anything out.</text:p>
      <text:p text:style-name="Standard"/>
      <text:p text:style-name="Standard">.reverse reverses the text or numbers to the left of it. <text:s/>.capitalize upper-cases the very first letter of the very first word it sees. <text:s/>.upcase makes capital letters of EVERY single letter and .downcase does the exact opposite.</text:p>
      <text:p text:style-name="Standard"/>
      <text:p text:style-name="Standard">%w() or %w[] creates an array (a list) or strings (letters, words, sentences) without commas or quotes. <text:s/>%W is almost the same, it provides double-quotes "" so you can add things like: #{ruby_code} into the string which is like adding more text or numbers from anywhere else in the application.</text:p>
      <text:p text:style-name="Standard"/>
      <text:p text:style-name="Standard">.slice(0..5) works a little like truncate() in that it chops off letters/numbers at a specific point; in this case, it's after the 6th character (it counts the '0' too)</text:p>
      <text:p text:style-name="Standard"/>
      <text:p text:style-name="Standard">.inspect takes a look at the things you've just typed, it prints a line describing what they are; string, integer, variable, symbol etc. <text:s/>Gives it a unique identifier number all in an array.</text:p>
      <text:p text:style-name="Standard"/>
      <text:p text:style-name="Standard">variable = { name: "Julian", age: "don't ask" } hash, variable pointing to curly braces containing key/value pairs vs. an array which is an indexed list of things. <text:s/>When called, the key goes from this: to :this and the value can be absolutely ANYTHING (string, number, variable any object)</text:p>
      <text:p text:style-name="Standard"/>
      <text:p text:style-name="Standard">.values is a method that can convert a hash into an array (or list)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"/>
    <style:font-face style:name="Arial" svg:font-family="Arial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en" fo:country="I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lian Arnold</meta:initial-creator>
    <meta:creation-date>2019-08-18T21:14:26</meta:creation-date>
    <meta:document-statistic meta:table-count="0" meta:image-count="0" meta:object-count="0" meta:page-count="2" meta:paragraph-count="49" meta:word-count="1025" meta:character-count="5892"/>
    <dc:date>2019-08-18T21:16:19</dc:date>
    <dc:creator>Julian Arnold</dc:creator>
    <meta:editing-duration>PT1M55S</meta:editing-duration>
    <meta:editing-cycles>1</meta:editing-cycles>
    <meta:generator>OpenOffice/4.1.3$Unix OpenOffice.org_project/413m1$Build-9783</meta:generator>
  </office:meta>
</office:document-meta>
</file>